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start" style:justify-single-word="false"/>
      <style:text-properties fo:font-size="12pt" officeooo:rsid="000cd91d" officeooo:paragraph-rsid="000cd91d" style:font-size-asian="12pt" style:font-size-complex="12pt"/>
    </style:style>
    <style:style style:name="P2" style:family="paragraph" style:parent-style-name="Heading_20_1">
      <style:paragraph-properties fo:text-align="center" style:justify-single-word="false"/>
    </style:style>
    <style:style style:name="P3" style:family="paragraph" style:parent-style-name="Text_20_body" style:list-style-name="L1">
      <style:paragraph-properties fo:text-align="start" style:justify-single-word="false"/>
      <style:text-properties officeooo:paragraph-rsid="00146247"/>
    </style:style>
    <style:style style:name="P4" style:family="paragraph" style:parent-style-name="Text_20_body" style:list-style-name="L1">
      <style:paragraph-properties fo:text-align="start" style:justify-single-word="false"/>
      <style:text-properties officeooo:paragraph-rsid="000c8b49"/>
    </style:style>
    <style:style style:name="P5" style:family="paragraph" style:parent-style-name="Text_20_body" style:list-style-name="L1">
      <style:paragraph-properties fo:text-align="start" style:justify-single-word="false"/>
      <style:text-properties fo:font-size="14pt" officeooo:rsid="00154445" officeooo:paragraph-rsid="00154445" style:font-size-asian="12.25pt" style:font-size-complex="14pt"/>
    </style:style>
    <style:style style:name="P6" style:family="paragraph" style:parent-style-name="Text_20_body" style:list-style-name="L1">
      <style:paragraph-properties fo:text-align="start" style:justify-single-word="false"/>
      <style:text-properties fo:font-size="14pt" officeooo:rsid="001555d7" officeooo:paragraph-rsid="001555d7" style:font-size-asian="12.25pt" style:font-size-complex="14pt"/>
    </style:style>
    <style:style style:name="P7" style:family="paragraph" style:parent-style-name="Text_20_body" style:list-style-name="L1">
      <style:paragraph-properties fo:text-align="start" style:justify-single-word="false"/>
      <style:text-properties fo:font-size="14pt" officeooo:rsid="001ef8ca" officeooo:paragraph-rsid="001ef8ca" style:font-size-asian="12.25pt" style:font-size-complex="14pt"/>
    </style:style>
    <style:style style:name="P8" style:family="paragraph" style:parent-style-name="Text_20_body" style:list-style-name="L1">
      <style:paragraph-properties fo:text-align="start" style:justify-single-word="false"/>
      <style:text-properties fo:font-size="14pt" officeooo:rsid="00253f5d" officeooo:paragraph-rsid="00253f5d" style:font-size-asian="12.25pt" style:font-size-complex="14pt"/>
    </style:style>
    <style:style style:name="P9" style:family="paragraph" style:parent-style-name="Text_20_body">
      <style:paragraph-properties fo:text-align="start" style:justify-single-word="false"/>
      <style:text-properties fo:font-size="12pt" officeooo:rsid="001f10b3" officeooo:paragraph-rsid="001f10b3" style:font-size-asian="12pt" style:font-size-complex="12pt"/>
    </style:style>
    <style:style style:name="P10" style:family="paragraph" style:parent-style-name="Text_20_body">
      <style:paragraph-properties fo:text-align="start" style:justify-single-word="false"/>
      <style:text-properties fo:font-size="12pt" officeooo:rsid="003352b1" officeooo:paragraph-rsid="003352b1"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867d5"/>
    </style:style>
    <style:style style:name="T3" style:family="text">
      <style:text-properties fo:font-size="14pt" officeooo:rsid="000c8b49" style:font-size-asian="12.25pt" style:font-size-complex="14pt"/>
    </style:style>
    <style:style style:name="T4" style:family="text">
      <style:text-properties fo:font-size="14pt" officeooo:rsid="000cd91d" style:font-size-asian="12.25pt" style:font-size-complex="14pt"/>
    </style:style>
    <style:style style:name="T5" style:family="text">
      <style:text-properties fo:font-size="14pt" officeooo:rsid="0010f3f6" style:font-size-asian="12.25pt" style:font-size-complex="14pt"/>
    </style:style>
    <style:style style:name="T6" style:family="text">
      <style:text-properties fo:font-size="14pt" officeooo:rsid="001294b6" style:font-size-asian="12.25pt" style:font-size-complex="14pt"/>
    </style:style>
    <style:style style:name="T7" style:family="text">
      <style:text-properties fo:font-size="14pt" officeooo:rsid="0015db2a" style:font-size-asian="12.25pt" style:font-size-complex="14pt"/>
    </style:style>
    <style:style style:name="T8" style:family="text">
      <style:text-properties fo:font-size="14pt" officeooo:rsid="00172237" style:font-size-asian="12.25pt" style:font-size-complex="14pt"/>
    </style:style>
    <style:style style:name="T9" style:family="text">
      <style:text-properties fo:font-size="14pt" officeooo:rsid="001fef93" style:font-size-asian="12.25pt" style:font-size-complex="14pt"/>
    </style:style>
    <style:style style:name="T10" style:family="text">
      <style:text-properties fo:font-size="14pt" officeooo:rsid="001fee56" style:font-size-asian="12.25pt" style:font-size-complex="14pt"/>
    </style:style>
    <style:style style:name="T11" style:family="text">
      <style:text-properties fo:font-size="14pt" officeooo:rsid="0017a651" style:font-size-asian="12.25pt" style:font-size-complex="14pt"/>
    </style:style>
    <style:style style:name="T12" style:family="text">
      <style:text-properties fo:font-size="14pt" style:text-underline-style="solid" style:text-underline-width="auto" style:text-underline-color="font-color" officeooo:rsid="000cd91d" style:font-size-asian="12.25pt" style:font-size-complex="14pt"/>
    </style:style>
    <style:style style:name="T13" style:family="text">
      <style:text-properties fo:font-size="14pt" style:text-underline-style="solid" style:text-underline-width="auto" style:text-underline-color="font-color" officeooo:rsid="000c8b49" style:font-size-asian="12.25pt" style:font-size-complex="14pt"/>
    </style:style>
    <style:style style:name="T14" style:family="text">
      <style:text-properties officeooo:rsid="001f10b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RAFT Consensus Nim library Road-map</text:h>
      <text:p text:style-name="Subtitle">Proposed milestones during the library development</text:p>
      <text:list xml:id="list2801908431" text:style-name="L1">
        <text:list-item>
          <text:p text:style-name="P3"><text:span text:style-name="T3">Create Nim library package. Implement basic </text:span><text:span text:style-name="T10">functionality: </text:span><text:span text:style-name="T3">fully functional RAFT Node and it’s API. The RAFT Node should be abstract working without network communication by the means of API calls and Callback calls only. The RAFT Node should cover all the functionality described in the RAFT Paper excluding </text:span><text:span text:style-name="T5">D</text:span><text:span text:style-name="T3">ynamic </text:span><text:span text:style-name="T5">A</text:span><text:span text:style-name="T3">dding/</text:span><text:span text:style-name="T5">R</text:span><text:span text:style-name="T3">emoving of </text:span><text:span text:style-name="T11">RAFT N</text:span><text:span text:style-name="T3">ode </text:span><text:span text:style-name="T11">Peers</text:span><text:span text:style-name="T3"> and </text:span><text:span text:style-name="T5">L</text:span><text:span text:style-name="T3">og </text:span><text:span text:style-name="T5">C</text:span><text:span text:style-name="T3">ompaction. Create tests.<text:line-break/></text:span><text:span text:style-name="T13">Duration: 2-3 weeks</text:span></text:p>
        </text:list-item>
        <text:list-item>
          <text:p text:style-name="P4"><text:span text:style-name="T9">Implement</text:span><text:span text:style-name="T3"> advanced functionality: </text:span><text:span text:style-name="T4">L</text:span><text:span text:style-name="T3">og </text:span><text:span text:style-name="T5">C</text:span><text:span text:style-name="T3">ompaction </text:span><text:span text:style-name="T4">and Dynamic </text:span><text:span text:style-name="T5">A</text:span><text:span text:style-name="T4">ddi</text:span><text:span text:style-name="T5">ng</text:span><text:span text:style-name="T4">/</text:span><text:span text:style-name="T5">R</text:span><text:span text:style-name="T4">emov</text:span><text:span text:style-name="T5">ing</text:span><text:span text:style-name="T4"> of RAFT Node </text:span><text:span text:style-name="T8">Peers</text:span><text:span text:style-name="T4"> </text:span><text:span text:style-name="T6">and the corresponding tests. </text:span><text:span text:style-name="T7">Implement Anti Entropy measures observed in other projects.</text:span><text:span text:style-name="T4"><text:line-break/></text:span><text:span text:style-name="T12">Duration: 2 weeks</text:span></text:p>
        </text:list-item>
        <text:list-item>
          <text:p text:style-name="P5">Integrate the RAFT library in the Nimbus project - define p2p networking deal with serialization etc.<text:line-break/><text:span text:style-name="T1">Duration: 1 week (?)</text:span></text:p>
        </text:list-item>
        <text:list-item>
          <text:p text:style-name="P6">Final testing of the solution. Fix unexpected bugs.<text:line-break/><text:span text:style-name="T1">Duration: 1 week (?)</text:span></text:p>
        </text:list-item>
        <text:list-item>
          <text:p text:style-name="P7">Implement any new requirements aroused after milestone 4 completion.<text:line-break/><text:span text:style-name="T1">Duration: 0</text:span><text:span text:style-name="T2">+</text:span><text:span text:style-name="T1"> week(s) (?)</text:span></text:p>
        </text:list-item>
        <text:list-item>
          <text:p text:style-name="P8">End</text:p>
        </text:list-item>
      </text:list>
      <text:p text:style-name="P9">Note: Durations marked with an (?) means I am not pretty sure how much this will take.</text:p>
      <text:p text:style-name="P10"><text:a xlink:type="simple" xlink:href="https://raft.github.io/" text:style-name="Internet_20_link" text:visited-style-name="Visited_20_Internet_20_Link"><text:span text:style-name="T14">https://raft.github.io/</text:span></text:a></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7T11:19:05.273992434</meta:creation-date>
    <dc:date>2023-07-29T08:42:13.768167175</dc:date>
    <meta:editing-duration>PT4H55M9S</meta:editing-duration>
    <meta:editing-cycles>39</meta:editing-cycles>
    <meta:generator>LibreOffice/7.3.7.2$Linux_X86_64 LibreOffice_project/30$Build-2</meta:generator>
    <meta:document-statistic meta:table-count="0" meta:image-count="0" meta:object-count="0" meta:page-count="1" meta:paragraph-count="10" meta:word-count="170" meta:character-count="1103" meta:non-whitespace-character-count="949"/>
  </office:meta>
</office:document-meta>
</file>